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al location</text:p>
          </table:table-cell>
          <table:table-cell table:number-columns-repeated="3"/>
          <table:table-cell office:value-type="string" calcext:value-type="string">
            <text:p>Estimated location</text:p>
          </table:table-cell>
          <table:table-cell table:number-columns-repeated="3"/>
          <table:table-cell table:style-name="Default" office:value-type="string" calcext:value-type="string">
            <text:p>fingerprint location</text:p>
          </table:table-cell>
          <table:table-cell table:style-name="Default" table:number-columns-repeated="2"/>
          <table:table-cell/>
          <table:table-cell office:value-type="string" calcext:value-type="string">
            <text:p>AP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93" calcext:value-type="float">
            <text:p>4,93</text:p>
          </table:table-cell>
          <table:table-cell office:value-type="float" office:value="25.81" calcext:value-type="float">
            <text:p>25,81</text:p>
          </table:table-cell>
          <table:table-cell office:value-type="float" office:value="3.55" calcext:value-type="float">
            <text:p>3,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,7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,7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83" calcext:value-type="float">
            <text:p>4,83</text:p>
          </table:table-cell>
          <table:table-cell office:value-type="float" office:value="10.88" calcext:value-type="float">
            <text:p>10,88</text:p>
          </table:table-cell>
          <table:table-cell office:value-type="float" office:value="3.78" calcext:value-type="float">
            <text:p>3,7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20.05" calcext:value-type="float">
            <text:p>20,05</text:p>
          </table:table-cell>
          <table:table-cell office:value-type="float" office:value="28.31" calcext:value-type="float">
            <text:p>28,31</text:p>
          </table:table-cell>
          <table:table-cell office:value-type="float" office:value="3.74" calcext:value-type="float">
            <text:p>3,74</text:p>
          </table:table-cell>
        </table:table-row>
        <table:table-row table:style-name="ro2">
          <table:table-cell office:value-type="float" office:value="6.5" calcext:value-type="float">
            <text:p>6,5</text:p>
          </table:table-cell>
          <table:table-cell office:value-type="float" office:value="7.2" calcext:value-type="float">
            <text:p>7,2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7.2" calcext:value-type="float">
            <text:p>7,2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13" calcext:value-type="float">
            <text:p>4,13</text:p>
          </table:table-cell>
          <table:table-cell office:value-type="float" office:value="7.085" calcext:value-type="float">
            <text:p>7,085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float" office:value="6.2" calcext:value-type="float">
            <text:p>6,2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74" calcext:value-type="float">
            <text:p>5,74</text:p>
          </table:table-cell>
          <table:table-cell office:value-type="float" office:value="30.35" calcext:value-type="float">
            <text:p>30,35</text:p>
          </table:table-cell>
          <table:table-cell office:value-type="float" office:value="2.04" calcext:value-type="float">
            <text:p>2,04</text:p>
          </table:table-cell>
        </table:table-row>
        <table:table-row table:style-name="ro2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4.5" calcext:value-type="float">
            <text:p>14,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4.875" calcext:value-type="float">
            <text:p>4,875</text:p>
          </table:table-cell>
          <table:table-cell office:value-type="float" office:value="8.3" calcext:value-type="float">
            <text:p>8,3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4.875" calcext:value-type="float">
            <text:p>4,875</text:p>
          </table:table-cell>
          <table:table-cell office:value-type="float" office:value="8.3" calcext:value-type="float">
            <text:p>8,3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4.25" calcext:value-type="float">
            <text:p>4,25</text:p>
          </table:table-cell>
          <table:table-cell office:value-type="float" office:value="9.1" calcext:value-type="float">
            <text:p>9,1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4.25" calcext:value-type="float">
            <text:p>4,25</text:p>
          </table:table-cell>
          <table:table-cell office:value-type="float" office:value="9.1" calcext:value-type="float">
            <text:p>9,1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3.625" calcext:value-type="float">
            <text:p>3,625</text:p>
          </table:table-cell>
          <table:table-cell office:value-type="float" office:value="9.9" calcext:value-type="float">
            <text:p>9,9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3.625" calcext:value-type="float">
            <text:p>3,625</text:p>
          </table:table-cell>
          <table:table-cell office:value-type="float" office:value="9.9" calcext:value-type="float">
            <text:p>9,9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,7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,7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3.75" calcext:value-type="float">
            <text:p>3,75</text:p>
          </table:table-cell>
          <table:table-cell office:value-type="float" office:value="11.4" calcext:value-type="float">
            <text:p>11,4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.75" calcext:value-type="float">
            <text:p>3,75</text:p>
          </table:table-cell>
          <table:table-cell office:value-type="float" office:value="11.4" calcext:value-type="float">
            <text:p>11,4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12.1" calcext:value-type="float">
            <text:p>12,1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2.1" calcext:value-type="float">
            <text:p>12,1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5.25" calcext:value-type="float">
            <text:p>5,25</text:p>
          </table:table-cell>
          <table:table-cell office:value-type="float" office:value="12.8" calcext:value-type="float">
            <text:p>12,8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5.25" calcext:value-type="float">
            <text:p>5,25</text:p>
          </table:table-cell>
          <table:table-cell office:value-type="float" office:value="12.8" calcext:value-type="float">
            <text:p>12,8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,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23.75" calcext:value-type="float">
            <text:p>23,7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,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,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23.75" calcext:value-type="float">
            <text:p>23,7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.8846153846154" calcext:value-type="float">
            <text:p>16,8846153846154</text:p>
          </table:table-cell>
          <table:table-cell office:value-type="float" office:value="3.825" calcext:value-type="float">
            <text:p>3,825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23.75" calcext:value-type="float">
            <text:p>23,7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8846153846154" calcext:value-type="float">
            <text:p>16,8846153846154</text:p>
          </table:table-cell>
          <table:table-cell office:value-type="float" office:value="3.825" calcext:value-type="float">
            <text:p>3,82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.0769230769231" calcext:value-type="float">
            <text:p>17,0769230769231</text:p>
          </table:table-cell>
          <table:table-cell office:value-type="float" office:value="3.45" calcext:value-type="float">
            <text:p>3,45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4.5" calcext:value-type="float">
            <text:p>14,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0769230769231" calcext:value-type="float">
            <text:p>17,076923076923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.2692307692308" calcext:value-type="float">
            <text:p>17,2692307692308</text:p>
          </table:table-cell>
          <table:table-cell office:value-type="float" office:value="3.075" calcext:value-type="float">
            <text:p>3,075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2692307692308" calcext:value-type="float">
            <text:p>17,2692307692308</text:p>
          </table:table-cell>
          <table:table-cell office:value-type="float" office:value="3.075" calcext:value-type="float">
            <text:p>3,07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.4615384615385" calcext:value-type="float">
            <text:p>17,4615384615385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23.75" calcext:value-type="float">
            <text:p>23,7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4615384615385" calcext:value-type="float">
            <text:p>17,4615384615385</text:p>
          </table:table-cell>
          <table:table-cell office:value-type="float" office:value="2.7" calcext:value-type="float">
            <text:p>2,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.6538461538462" calcext:value-type="float">
            <text:p>17,6538461538462</text:p>
          </table:table-cell>
          <table:table-cell office:value-type="float" office:value="2.325" calcext:value-type="float">
            <text:p>2,325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23.75" calcext:value-type="float">
            <text:p>23,7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6538461538462" calcext:value-type="float">
            <text:p>17,6538461538462</text:p>
          </table:table-cell>
          <table:table-cell office:value-type="float" office:value="2.325" calcext:value-type="float">
            <text:p>2,32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.8461538461539" calcext:value-type="float">
            <text:p>17,8461538461539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8461538461539" calcext:value-type="float">
            <text:p>17,8461538461539</text:p>
          </table:table-cell>
          <table:table-cell office:value-type="float" office:value="1.95" calcext:value-type="float">
            <text:p>1,9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.0384615384615" calcext:value-type="float">
            <text:p>18,0384615384615</text:p>
          </table:table-cell>
          <table:table-cell office:value-type="float" office:value="1.575" calcext:value-type="float">
            <text:p>1,575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.0384615384615" calcext:value-type="float">
            <text:p>18,0384615384615</text:p>
          </table:table-cell>
          <table:table-cell office:value-type="float" office:value="1.575" calcext:value-type="float">
            <text:p>1,575</text:p>
          </table:table-cell>
          <table:table-cell table:number-columns-repeated="4"/>
        </table:table-row>
        <table:table-row table:style-name="ro2">
          <table:table-cell office:value-type="float" office:value="8.84210526315789" calcext:value-type="float">
            <text:p>8,84210526315789</text:p>
          </table:table-cell>
          <table:table-cell office:value-type="float" office:value="18.2307692307692" calcext:value-type="float">
            <text:p>18,230769230769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.84210526315789" calcext:value-type="float">
            <text:p>8,84210526315789</text:p>
          </table:table-cell>
          <table:table-cell office:value-type="float" office:value="18.2307692307692" calcext:value-type="float">
            <text:p>18,2307692307692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76315789473684" calcext:value-type="float">
            <text:p>8,76315789473684</text:p>
          </table:table-cell>
          <table:table-cell office:value-type="float" office:value="18.4230769230769" calcext:value-type="float">
            <text:p>18,423076923076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.76315789473684" calcext:value-type="float">
            <text:p>8,76315789473684</text:p>
          </table:table-cell>
          <table:table-cell office:value-type="float" office:value="18.4230769230769" calcext:value-type="float">
            <text:p>18,4230769230769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68421052631579" calcext:value-type="float">
            <text:p>8,68421052631579</text:p>
          </table:table-cell>
          <table:table-cell office:value-type="float" office:value="18.6153846153846" calcext:value-type="float">
            <text:p>18,615384615384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.68421052631579" calcext:value-type="float">
            <text:p>8,68421052631579</text:p>
          </table:table-cell>
          <table:table-cell office:value-type="float" office:value="18.6153846153846" calcext:value-type="float">
            <text:p>18,6153846153846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60526315789473" calcext:value-type="float">
            <text:p>8,60526315789473</text:p>
          </table:table-cell>
          <table:table-cell office:value-type="float" office:value="18.8076923076923" calcext:value-type="float">
            <text:p>18,807692307692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.60526315789473" calcext:value-type="float">
            <text:p>8,60526315789473</text:p>
          </table:table-cell>
          <table:table-cell office:value-type="float" office:value="18.8076923076923" calcext:value-type="float">
            <text:p>18,807692307692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52631578947368" calcext:value-type="float">
            <text:p>8,52631578947368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5" calcext:value-type="float">
            <text:p>12,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.52631578947368" calcext:value-type="float">
            <text:p>8,52631578947368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44736842105263" calcext:value-type="float">
            <text:p>8,44736842105263</text:p>
          </table:table-cell>
          <table:table-cell office:value-type="float" office:value="19.1923076923077" calcext:value-type="float">
            <text:p>19,192307692307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75" calcext:value-type="float">
            <text:p>5,75</text:p>
          </table:table-cell>
          <table:table-cell office:value-type="float" office:value="12.75" calcext:value-type="float">
            <text:p>12,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44736842105263" calcext:value-type="float">
            <text:p>8,44736842105263</text:p>
          </table:table-cell>
          <table:table-cell office:value-type="float" office:value="19.1923076923077" calcext:value-type="float">
            <text:p>19,1923076923077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36842105263158" calcext:value-type="float">
            <text:p>8,36842105263158</text:p>
          </table:table-cell>
          <table:table-cell office:value-type="float" office:value="19.3846153846154" calcext:value-type="float">
            <text:p>19,3846153846154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23.75" calcext:value-type="float">
            <text:p>23,7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8.36842105263158" calcext:value-type="float">
            <text:p>8,36842105263158</text:p>
          </table:table-cell>
          <table:table-cell office:value-type="float" office:value="19.3846153846154" calcext:value-type="float">
            <text:p>19,384615384615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28947368421052" calcext:value-type="float">
            <text:p>8,28947368421052</text:p>
          </table:table-cell>
          <table:table-cell office:value-type="float" office:value="19.5769230769231" calcext:value-type="float">
            <text:p>19,576923076923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5" calcext:value-type="float">
            <text:p>12,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.28947368421052" calcext:value-type="float">
            <text:p>8,28947368421052</text:p>
          </table:table-cell>
          <table:table-cell office:value-type="float" office:value="19.5769230769231" calcext:value-type="float">
            <text:p>19,5769230769231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21052631578947" calcext:value-type="float">
            <text:p>8,21052631578947</text:p>
          </table:table-cell>
          <table:table-cell office:value-type="float" office:value="19.7692307692308" calcext:value-type="float">
            <text:p>19,7692307692308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5" calcext:value-type="float">
            <text:p>12,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8.21052631578947" calcext:value-type="float">
            <text:p>8,21052631578947</text:p>
          </table:table-cell>
          <table:table-cell office:value-type="float" office:value="19.7692307692308" calcext:value-type="float">
            <text:p>19,7692307692308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13157894736842" calcext:value-type="float">
            <text:p>8,13157894736842</text:p>
          </table:table-cell>
          <table:table-cell office:value-type="float" office:value="19.9615384615385" calcext:value-type="float">
            <text:p>19,961538461538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25" calcext:value-type="float">
            <text:p>4,25</text:p>
          </table:table-cell>
          <table:table-cell office:value-type="float" office:value="11.25" calcext:value-type="float">
            <text:p>11,2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8.13157894736842" calcext:value-type="float">
            <text:p>8,13157894736842</text:p>
          </table:table-cell>
          <table:table-cell office:value-type="float" office:value="19.9615384615385" calcext:value-type="float">
            <text:p>19,961538461538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8.05263157894736" calcext:value-type="float">
            <text:p>8,05263157894736</text:p>
          </table:table-cell>
          <table:table-cell office:value-type="float" office:value="20.1538461538462" calcext:value-type="float">
            <text:p>20,153846153846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25" calcext:value-type="float">
            <text:p>4,25</text:p>
          </table:table-cell>
          <table:table-cell office:value-type="float" office:value="11.5" calcext:value-type="float">
            <text:p>11,5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float" office:value="8.05263157894736" calcext:value-type="float">
            <text:p>8,05263157894736</text:p>
          </table:table-cell>
          <table:table-cell office:value-type="float" office:value="20.1538461538462" calcext:value-type="float">
            <text:p>20,1538461538462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97368421052631" calcext:value-type="float">
            <text:p>7,97368421052631</text:p>
          </table:table-cell>
          <table:table-cell office:value-type="float" office:value="20.3461538461539" calcext:value-type="float">
            <text:p>20,346153846153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4.5" calcext:value-type="float">
            <text:p>14,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7.97368421052631" calcext:value-type="float">
            <text:p>7,97368421052631</text:p>
          </table:table-cell>
          <table:table-cell office:value-type="float" office:value="20.3461538461539" calcext:value-type="float">
            <text:p>20,3461538461539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89473684210526" calcext:value-type="float">
            <text:p>7,89473684210526</text:p>
          </table:table-cell>
          <table:table-cell office:value-type="float" office:value="20.5384615384616" calcext:value-type="float">
            <text:p>20,538461538461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4.5" calcext:value-type="float">
            <text:p>14,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7.89473684210526" calcext:value-type="float">
            <text:p>7,89473684210526</text:p>
          </table:table-cell>
          <table:table-cell office:value-type="float" office:value="20.5384615384616" calcext:value-type="float">
            <text:p>20,5384615384616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81578947368421" calcext:value-type="float">
            <text:p>7,81578947368421</text:p>
          </table:table-cell>
          <table:table-cell office:value-type="float" office:value="20.7307692307693" calcext:value-type="float">
            <text:p>20,730769230769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4.5" calcext:value-type="float">
            <text:p>14,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7.81578947368421" calcext:value-type="float">
            <text:p>7,81578947368421</text:p>
          </table:table-cell>
          <table:table-cell office:value-type="float" office:value="20.7307692307693" calcext:value-type="float">
            <text:p>20,730769230769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73684210526315" calcext:value-type="float">
            <text:p>7,73684210526315</text:p>
          </table:table-cell>
          <table:table-cell office:value-type="float" office:value="20.9230769230769" calcext:value-type="float">
            <text:p>20,923076923076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5" calcext:value-type="float">
            <text:p>12,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73684210526315" calcext:value-type="float">
            <text:p>7,73684210526315</text:p>
          </table:table-cell>
          <table:table-cell office:value-type="float" office:value="20.9230769230769" calcext:value-type="float">
            <text:p>20,9230769230769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6578947368421" calcext:value-type="float">
            <text:p>7,6578947368421</text:p>
          </table:table-cell>
          <table:table-cell office:value-type="float" office:value="21.1153846153846" calcext:value-type="float">
            <text:p>21,115384615384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6578947368421" calcext:value-type="float">
            <text:p>7,6578947368421</text:p>
          </table:table-cell>
          <table:table-cell office:value-type="float" office:value="21.1153846153846" calcext:value-type="float">
            <text:p>21,1153846153846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57894736842105" calcext:value-type="float">
            <text:p>7,57894736842105</text:p>
          </table:table-cell>
          <table:table-cell office:value-type="float" office:value="21.3076923076923" calcext:value-type="float">
            <text:p>21,307692307692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57894736842105" calcext:value-type="float">
            <text:p>7,57894736842105</text:p>
          </table:table-cell>
          <table:table-cell office:value-type="float" office:value="21.3076923076923" calcext:value-type="float">
            <text:p>21,307692307692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5" calcext:value-type="float">
            <text:p>7,5</text:p>
          </table:table-cell>
          <table:table-cell office:value-type="float" office:value="21.5" calcext:value-type="float">
            <text:p>21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21.5" calcext:value-type="float">
            <text:p>21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42857142857143" calcext:value-type="float">
            <text:p>7,42857142857143</text:p>
          </table:table-cell>
          <table:table-cell office:value-type="float" office:value="20.5" calcext:value-type="float">
            <text:p>20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42857142857143" calcext:value-type="float">
            <text:p>7,42857142857143</text:p>
          </table:table-cell>
          <table:table-cell office:value-type="float" office:value="20.5" calcext:value-type="float">
            <text:p>20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35714285714286" calcext:value-type="float">
            <text:p>7,35714285714286</text:p>
          </table:table-cell>
          <table:table-cell office:value-type="float" office:value="19.5" calcext:value-type="float">
            <text:p>19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35714285714286" calcext:value-type="float">
            <text:p>7,35714285714286</text:p>
          </table:table-cell>
          <table:table-cell office:value-type="float" office:value="19.5" calcext:value-type="float">
            <text:p>19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28571428571429" calcext:value-type="float">
            <text:p>7,28571428571429</text:p>
          </table:table-cell>
          <table:table-cell office:value-type="float" office:value="18.5" calcext:value-type="float">
            <text:p>18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28571428571429" calcext:value-type="float">
            <text:p>7,28571428571429</text:p>
          </table:table-cell>
          <table:table-cell office:value-type="float" office:value="18.5" calcext:value-type="float">
            <text:p>18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21428571428572" calcext:value-type="float">
            <text:p>7,21428571428572</text:p>
          </table:table-cell>
          <table:table-cell office:value-type="float" office:value="17.5" calcext:value-type="float">
            <text:p>17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21428571428572" calcext:value-type="float">
            <text:p>7,21428571428572</text:p>
          </table:table-cell>
          <table:table-cell office:value-type="float" office:value="17.5" calcext:value-type="float">
            <text:p>17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14285714285714" calcext:value-type="float">
            <text:p>7,14285714285714</text:p>
          </table:table-cell>
          <table:table-cell office:value-type="float" office:value="16.5" calcext:value-type="float">
            <text:p>16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1.5" calcext:value-type="float">
            <text:p>11,5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float" office:value="7.14285714285714" calcext:value-type="float">
            <text:p>7,14285714285714</text:p>
          </table:table-cell>
          <table:table-cell office:value-type="float" office:value="16.5" calcext:value-type="float">
            <text:p>16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07142857142857" calcext:value-type="float">
            <text:p>7,07142857142857</text:p>
          </table:table-cell>
          <table:table-cell office:value-type="float" office:value="15.5" calcext:value-type="float">
            <text:p>15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07142857142857" calcext:value-type="float">
            <text:p>7,07142857142857</text:p>
          </table:table-cell>
          <table:table-cell office:value-type="float" office:value="15.5" calcext:value-type="float">
            <text:p>15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5.25" calcext:value-type="float">
            <text:p>5,2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5.25" calcext:value-type="float">
            <text:p>5,2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12.25" calcext:value-type="float">
            <text:p>12,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2.25" calcext:value-type="float">
            <text:p>12,2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3.75" calcext:value-type="float">
            <text:p>3,75</text:p>
          </table:table-cell>
          <table:table-cell office:value-type="float" office:value="11.625" calcext:value-type="float">
            <text:p>11,6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.75" calcext:value-type="float">
            <text:p>3,75</text:p>
          </table:table-cell>
          <table:table-cell office:value-type="float" office:value="11.625" calcext:value-type="float">
            <text:p>11,62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3.875" calcext:value-type="float">
            <text:p>3,875</text:p>
          </table:table-cell>
          <table:table-cell office:value-type="float" office:value="9.375" calcext:value-type="float">
            <text:p>9,37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.875" calcext:value-type="float">
            <text:p>3,875</text:p>
          </table:table-cell>
          <table:table-cell office:value-type="float" office:value="9.375" calcext:value-type="float">
            <text:p>9,37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4.75" calcext:value-type="float">
            <text:p>4,75</text:p>
          </table:table-cell>
          <table:table-cell office:value-type="float" office:value="8.75" calcext:value-type="float">
            <text:p>8,7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8.75" calcext:value-type="float">
            <text:p>8,7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5.625" calcext:value-type="float">
            <text:p>5,625</text:p>
          </table:table-cell>
          <table:table-cell office:value-type="float" office:value="8.125" calcext:value-type="float">
            <text:p>8,1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5.625" calcext:value-type="float">
            <text:p>5,625</text:p>
          </table:table-cell>
          <table:table-cell office:value-type="float" office:value="8.125" calcext:value-type="float">
            <text:p>8,12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6.5" calcext:value-type="float">
            <text:p>6,5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5" calcext:value-type="float">
            <text:p>7,5</text:p>
          </table:table-cell>
          <table:table-cell office:value-type="float" office:value="3.3" calcext:value-type="float">
            <text:p>3,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3.3" calcext:value-type="float">
            <text:p>3,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7.08333333333333" calcext:value-type="float">
            <text:p>7,08333333333333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08333333333333" calcext:value-type="float">
            <text:p>7,08333333333333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6.66666666666667" calcext:value-type="float">
            <text:p>6,66666666666667</text:p>
          </table:table-cell>
          <table:table-cell office:value-type="float" office:value="2.53333333333333" calcext:value-type="float">
            <text:p>2,5333333333333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.66666666666667" calcext:value-type="float">
            <text:p>6,66666666666667</text:p>
          </table:table-cell>
          <table:table-cell office:value-type="float" office:value="2.53333333333333" calcext:value-type="float">
            <text:p>2,5333333333333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6.25" calcext:value-type="float">
            <text:p>6,25</text:p>
          </table:table-cell>
          <table:table-cell office:value-type="float" office:value="2.15" calcext:value-type="float">
            <text:p>2,1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.25" calcext:value-type="float">
            <text:p>6,25</text:p>
          </table:table-cell>
          <table:table-cell office:value-type="float" office:value="2.15" calcext:value-type="float">
            <text:p>2,15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5.83333333333333" calcext:value-type="float">
            <text:p>5,83333333333333</text:p>
          </table:table-cell>
          <table:table-cell office:value-type="float" office:value="1.76666666666667" calcext:value-type="float">
            <text:p>1,7666666666666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9.25" calcext:value-type="float">
            <text:p>9,25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5.83333333333333" calcext:value-type="float">
            <text:p>5,83333333333333</text:p>
          </table:table-cell>
          <table:table-cell office:value-type="float" office:value="1.76666666666667" calcext:value-type="float">
            <text:p>1,76666666666667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5.41666666666667" calcext:value-type="float">
            <text:p>5,41666666666667</text:p>
          </table:table-cell>
          <table:table-cell office:value-type="float" office:value="1.38333333333333" calcext:value-type="float">
            <text:p>1,3833333333333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5.41666666666667" calcext:value-type="float">
            <text:p>5,41666666666667</text:p>
          </table:table-cell>
          <table:table-cell office:value-type="float" office:value="1.38333333333333" calcext:value-type="float">
            <text:p>1,3833333333333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2"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1.25" calcext:value-type="float">
            <text:p>11,25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2"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.25" calcext:value-type="float">
            <text:p>11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2"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.25" calcext:value-type="float">
            <text:p>11,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2.5" calcext:value-type="float">
            <text:p>2,5</text:p>
          </table:table-cell>
          <table:table-cell office:value-type="float" office:value="2.95" calcext:value-type="float">
            <text:p>2,9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.5" calcext:value-type="float">
            <text:p>2,5</text:p>
          </table:table-cell>
          <table:table-cell office:value-type="float" office:value="2.95" calcext:value-type="float">
            <text:p>2,9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3.2" calcext:value-type="float">
            <text:p>3,2</text:p>
          </table:table-cell>
          <table:table-cell table:number-columns-repeated="4"/>
        </table:table-row>
        <table:table-row table:style-name="ro2"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3.7" calcext:value-type="float">
            <text:p>3,7</text:p>
          </table:table-cell>
          <table:table-cell table:number-columns-repeated="4"/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4.5" calcext:value-type="float">
            <text:p>14,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5.83333333333333" calcext:value-type="float">
            <text:p>5,83333333333333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5.83333333333333" calcext:value-type="float">
            <text:p>5,83333333333333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6.66666666666667" calcext:value-type="float">
            <text:p>6,66666666666667</text:p>
          </table:table-cell>
          <table:table-cell office:value-type="float" office:value="3.66666666666667" calcext:value-type="float">
            <text:p>3,66666666666667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.66666666666667" calcext:value-type="float">
            <text:p>6,66666666666667</text:p>
          </table:table-cell>
          <table:table-cell office:value-type="float" office:value="3.66666666666667" calcext:value-type="float">
            <text:p>3,66666666666667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.83333333333333" calcext:value-type="float">
            <text:p>4,83333333333333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83333333333333" calcext:value-type="float">
            <text:p>4,83333333333333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6.5" calcext:value-type="float">
            <text:p>6,5</text:p>
          </table:table-cell>
          <table:table-cell office:value-type="float" office:value="5.66666666666667" calcext:value-type="float">
            <text:p>5,66666666666667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5.66666666666667" calcext:value-type="float">
            <text:p>5,66666666666667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5.33333333333333" calcext:value-type="float">
            <text:p>5,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office:value-type="float" office:value="4.66666666666667" calcext:value-type="float">
            <text:p>4,66666666666667</text:p>
          </table:table-cell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12.25" calcext:value-type="float">
            <text:p>12,2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5.33333333333333" calcext:value-type="float">
            <text:p>5,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float" office:value="4.66666666666667" calcext:value-type="float">
            <text:p>4,66666666666667</text:p>
          </table:table-cell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14:07:07.634000000</meta:creation-date>
    <dc:date>2022-06-08T14:34:59.260000000</dc:date>
    <meta:editing-duration>PT5M35S</meta:editing-duration>
    <meta:editing-cycles>1</meta:editing-cycles>
    <meta:document-statistic meta:table-count="1" meta:cell-count="811" meta:object-count="0"/>
    <meta:generator>LibreOffice/7.3.1.3$Windows_X86_64 LibreOffice_project/a69ca51ded25f3eefd52d7bf9a5fad8c90b87951</meta:generator>
  </office:meta>
</office:document-meta>
</file>